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1e24e3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1e24e3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style:font-name="Calibri" fo:font-size="13pt" fo:language="it" fo:country="IT" officeooo:paragraph-rsid="001e24e3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71331" officeooo:paragraph-rsid="0020ea8f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0448e8" officeooo:paragraph-rsid="001e24e3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e24e3"/>
    </style:style>
    <style:style style:name="P7" style:family="paragraph" style:parent-style-name="Standard" style:list-style-name="L1">
      <style:text-properties style:font-name="Calibri" fo:font-size="13pt" fo:language="it" fo:country="IT" officeooo:rsid="00133e09" officeooo:paragraph-rsid="00244051" style:font-size-asian="13pt" style:font-size-complex="13pt"/>
    </style:style>
    <style:style style:name="P8" style:family="paragraph" style:parent-style-name="Standard" style:list-style-name="L1">
      <style:text-properties style:font-name="Calibri" fo:font-size="13pt" fo:language="it" fo:country="IT" officeooo:rsid="0026b10b" officeooo:paragraph-rsid="00244051" style:font-size-asian="13pt" style:font-size-complex="13pt"/>
    </style:style>
    <style:style style:name="P9" style:family="paragraph" style:parent-style-name="Standard" style:list-style-name="L1">
      <style:text-properties style:font-name="Calibri" fo:font-size="13pt" fo:language="it" fo:country="IT" officeooo:rsid="0026b10b" officeooo:paragraph-rsid="0026b10b" style:font-size-asian="13pt" style:font-size-complex="13pt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4" style:family="text">
      <style:text-properties style:font-name="Calibri" fo:font-size="13pt" fo:language="it" fo:country="IT" fo:font-weight="bold" officeooo:rsid="0022d2e2" style:font-size-asian="11.3500003814697pt" style:font-weight-asian="bold" style:font-size-complex="13pt" style:font-weight-complex="bold"/>
    </style:style>
    <style:style style:name="T5" style:family="text">
      <style:text-properties style:font-name="Calibri" fo:font-size="13pt" fo:language="it" fo:country="IT" fo:font-weight="bold" officeooo:rsid="00244051" style:font-size-asian="11.3500003814697pt" style:font-weight-asian="bold" style:font-size-complex="13pt" style:font-weight-complex="bold"/>
    </style:style>
    <style:style style:name="T6" style:family="text">
      <style:text-properties officeooo:rsid="00244051"/>
    </style:style>
    <style:style style:name="T7" style:family="text">
      <style:text-properties officeooo:rsid="0026b1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Traccia</text:span><text:span text:style-name="T4">to</text:span><text:span text:style-name="T3"> record entità: </text:span><text:span text:style-name="T5">Pagamento Stipendi</text:span></text:p>
      <text:p text:style-name="P2"/>
      <text:p text:style-name="P3">Elenco ordinato campi entità:</text:p>
      <text:list xml:id="list2464467130" text:style-name="L1">
        <text:list-item>
          <text:p text:style-name="P7">Data</text:p>
        </text:list-item>
        <text:list-item>
          <text:p text:style-name="P8">Regalo</text:p>
        </text:list-item>
        <text:list-item>
          <text:p text:style-name="P9">Posto</text:p>
        </text:list-item>
        <text:list-item>
          <text:p text:style-name="P9">Prezzo</text:p>
        </text:list-item>
      </text:list>
      <text:p text:style-name="P1">Separatore di campo: <text:span text:style-name="T2">=</text:span></text:p>
      <text:p text:style-name="P1">Separatore di record: <text:span text:style-name="T1">\n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>Ignazio Leonardo Calogero Sperandeo</text:p>
      <text:p text:style-name="P4"><text:span text:style-name="T7">15</text:span>/<text:span text:style-name="T6">10</text:span>/2024</text:p>
      <text:p text:style-name="P4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14:52:12.916900053</meta:creation-date>
    <dc:date>2024-10-19T12:16:58.774117905</dc:date>
    <meta:editing-duration>PT3M5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32" meta:character-count="194" meta:non-whitespace-character-count="177"/>
  </office:meta>
</office:document-meta>
</file>